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800000" fo:font-size="18pt" style:text-underline-style="solid" style:text-underline-width="auto" style:text-underline-color="font-color" fo:font-weight="bold" officeooo:rsid="001b11df" officeooo:paragraph-rsid="001b11df" style:font-size-asian="18pt" style:font-weight-asian="bold" style:font-size-complex="18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fo:color="#00cc00" fo:font-size="18pt" fo:font-weight="bold" officeooo:rsid="00232907" officeooo:paragraph-rsid="00232907" style:font-size-asian="18pt" style:font-weight-asian="bold" style:font-size-complex="18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cc00" fo:font-size="18pt" fo:font-weight="bold" officeooo:rsid="00236e55" officeooo:paragraph-rsid="00236e55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cc00" fo:font-size="18pt" fo:font-weight="bold" officeooo:rsid="00237762" officeooo:paragraph-rsid="00237762" style:font-size-asian="18pt" style:font-weight-asian="bold" style:font-size-complex="18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cc00" fo:font-size="18pt" fo:font-weight="bold" officeooo:rsid="0025342e" officeooo:paragraph-rsid="0025342e" style:font-size-asian="18pt" style:font-weight-asian="bold" style:font-size-complex="18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14pt" officeooo:rsid="001bb3a2" officeooo:paragraph-rsid="001bb3a2" style:font-size-asian="14pt" style:font-size-complex="14pt"/>
    </style:style>
    <style:style style:name="P8" style:family="paragraph" style:parent-style-name="Table_20_Contents">
      <style:paragraph-properties fo:text-align="center" style:justify-single-word="false"/>
      <style:text-properties fo:font-size="14pt" officeooo:rsid="001c6986" officeooo:paragraph-rsid="001c6986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14pt" officeooo:rsid="001d1254" officeooo:paragraph-rsid="001d1254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fo:font-size="14pt" officeooo:rsid="001e80c2" officeooo:paragraph-rsid="001e80c2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fo:font-size="14pt" officeooo:rsid="001fabce" officeooo:paragraph-rsid="001fabce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232907" officeooo:paragraph-rsid="00232907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fo:font-size="14pt" officeooo:rsid="00236e55" officeooo:paragraph-rsid="00236e55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237762" officeooo:paragraph-rsid="00237762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25be30" officeooo:paragraph-rsid="0025be30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color="#ff3333" fo:font-size="18pt" fo:font-weight="bold" officeooo:rsid="001c6986" officeooo:paragraph-rsid="001c6986" style:font-size-asian="18pt" style:font-weight-asian="bold" style:font-size-complex="1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ff3333" fo:font-size="18pt" fo:font-weight="bold" officeooo:rsid="00232907" officeooo:paragraph-rsid="00232907" style:font-size-asian="18pt" style:font-weight-asian="bold" style:font-size-complex="1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ff3333" fo:font-size="18pt" fo:font-weight="bold" officeooo:rsid="001fabce" officeooo:paragraph-rsid="001fabce" style:font-size-asian="18pt" style:font-weight-asian="bold" style:font-size-complex="1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ff3333" fo:font-size="18pt" fo:font-weight="bold" officeooo:rsid="001e80c2" officeooo:paragraph-rsid="001e80c2" style:font-size-asian="18pt" style:font-weight-asian="bold" style:font-size-complex="1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ff3333" fo:font-size="18pt" fo:font-weight="bold" officeooo:rsid="001d1254" officeooo:paragraph-rsid="001d1254" style:font-size-asian="18pt" style:font-weight-asian="bold" style:font-size-complex="18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ff3333" fo:font-size="18pt" fo:font-weight="bold" officeooo:rsid="00236e55" officeooo:paragraph-rsid="00236e55" style:font-size-asian="18pt" style:font-weight-asian="bold" style:font-size-complex="18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ff3333" fo:font-size="18pt" fo:font-weight="bold" officeooo:rsid="00237762" officeooo:paragraph-rsid="00237762" style:font-size-asian="18pt" style:font-weight-asian="bold" style:font-size-complex="18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color="#ff3333" fo:font-size="18pt" fo:font-weight="bold" officeooo:rsid="0025be30" officeooo:paragraph-rsid="0025be30" style:font-size-asian="18pt" style:font-weight-asian="bold" style:font-size-complex="18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color="#3465a4" fo:font-size="14pt" fo:font-weight="bold" officeooo:rsid="001b11df" officeooo:paragraph-rsid="001bb3a2" style:font-size-asian="14pt" style:font-weight-asian="bold" style:font-size-complex="14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color="#3465a4" fo:font-size="14pt" fo:font-style="normal" fo:font-weight="bold" officeooo:rsid="001b11df" officeooo:paragraph-rsid="001bb3a2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9900ff" fo:font-size="14pt" fo:font-weight="bold" officeooo:rsid="001b11df" officeooo:paragraph-rsid="001bb3a2" style:font-size-asian="14pt" style:font-weight-asian="bold" style:font-size-complex="14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9900ff" fo:font-size="14pt" fo:font-weight="bold" officeooo:rsid="001bb3a2" officeooo:paragraph-rsid="001bb3a2" style:font-size-asian="14pt" style:font-weight-asian="bold" style:font-size-complex="14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ffcc00" fo:font-size="18pt" fo:font-weight="bold" officeooo:rsid="00232907" officeooo:paragraph-rsid="00232907" style:font-size-asian="18pt" style:font-weight-asian="bold" style:font-size-complex="1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ffcc00" fo:font-size="18pt" fo:font-weight="bold" officeooo:rsid="001fabce" officeooo:paragraph-rsid="001fabce" style:font-size-asian="18pt" style:font-weight-asian="bold" style:font-size-complex="1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ffcc00" fo:font-size="18pt" fo:font-weight="bold" officeooo:rsid="00236e55" officeooo:paragraph-rsid="00236e55" style:font-size-asian="18pt" style:font-weight-asian="bold" style:font-size-complex="1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ffcc00" fo:font-size="18pt" fo:font-weight="bold" officeooo:rsid="0025342e" officeooo:paragraph-rsid="0025342e" style:font-size-asian="18pt" style:font-weight-asian="bold" style:font-size-complex="1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ffcc00" fo:font-size="18pt" fo:font-weight="bold" officeooo:rsid="0025be30" officeooo:paragraph-rsid="0025be30" style:font-size-asian="18pt" style:font-weight-asian="bold" style:font-size-complex="18pt" style:font-weight-complex="bold"/>
    </style:style>
    <style:style style:name="P33" style:family="paragraph" style:parent-style-name="Standard">
      <style:paragraph-properties fo:text-align="center" style:justify-single-word="false"/>
      <style:text-properties fo:color="#800000" fo:font-size="18pt" style:text-underline-style="solid" style:text-underline-width="auto" style:text-underline-color="font-color" fo:font-weight="bold" officeooo:rsid="002606af" officeooo:paragraph-rsid="002606af" style:font-size-asian="18pt" style:font-weight-asian="bold" style:font-size-complex="18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2606af" officeooo:paragraph-rsid="002606af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size="14pt" style:text-underline-style="solid" style:text-underline-width="auto" style:text-underline-color="font-color" fo:font-weight="bold" officeooo:rsid="002720cb" officeooo:paragraph-rsid="002720cb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606af" officeooo:paragraph-rsid="002606af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ize="12pt" style:text-underline-style="none" fo:font-weight="normal" officeooo:rsid="002720cb" officeooo:paragraph-rsid="002720cb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officeooo:paragraph-rsid="00280708"/>
    </style:style>
    <style:style style:name="P39" style:family="paragraph" style:parent-style-name="Table_20_Contents">
      <style:paragraph-properties fo:text-align="center" style:justify-single-word="false"/>
      <style:text-properties fo:color="#ff3333" fo:font-size="18pt" fo:font-weight="bold" officeooo:rsid="0025be30" officeooo:paragraph-rsid="0025be30" style:font-size-asian="18pt" style:font-weight-asian="bold" style:font-size-complex="18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ff3333" fo:font-size="18pt" fo:font-weight="bold" officeooo:rsid="0029a99d" officeooo:paragraph-rsid="0029a99d" style:font-size-asian="18pt" style:font-weight-asian="bold" style:font-size-complex="18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  <style:style style:name="P42" style:family="paragraph" style:parent-style-name="Table_20_Contents">
      <style:paragraph-properties fo:text-align="center" style:justify-single-word="false"/>
      <style:text-properties fo:color="#ffcc00" fo:font-size="18pt" fo:font-weight="bold" officeooo:rsid="0029a99d" officeooo:paragraph-rsid="0029a99d" style:font-size-asian="18pt" style:font-weight-asian="bold" style:font-size-complex="18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00cc00" fo:font-size="18pt" fo:font-weight="bold" officeooo:rsid="0029a99d" officeooo:paragraph-rsid="0029a99d" style:font-size-asian="18pt" style:font-weight-asian="bold" style:font-size-complex="18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29a99d" officeooo:paragraph-rsid="0029a99d" style:font-size-asian="14pt" style:font-size-complex="14pt"/>
    </style:style>
    <style:style style:name="T1" style:family="text">
      <style:text-properties officeooo:rsid="001fabce"/>
    </style:style>
    <style:style style:name="T2" style:family="text">
      <style:text-properties officeooo:rsid="0025be30"/>
    </style:style>
    <style:style style:name="T3" style:family="text">
      <style:text-properties officeooo:rsid="00280708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280708" style:font-size-asian="14pt" style:font-size-complex="14pt"/>
    </style:style>
    <style:style style:name="T6" style:family="text">
      <style:text-properties style:font-name="Liberation Sans" fo:font-size="14pt" officeooo:rsid="00280708" style:font-size-asian="14pt" style:font-size-complex="14pt"/>
    </style:style>
    <style:style style:name="T7" style:family="text">
      <style:text-properties style:font-name="Liberation Serif" fo:font-size="14pt" officeooo:rsid="00280708" style:font-size-asian="14pt" style:font-size-complex="14pt"/>
    </style:style>
    <style:style style:name="T8" style:family="text">
      <style:text-properties style:font-name="Liberation Serif" officeooo:rsid="00280708"/>
    </style:style>
    <style:style style:name="T9" style:family="text">
      <style:text-properties style:font-name="Liberation Serif" fo:font-size="12pt" officeooo:rsid="00280708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__DdeLink__1_1909582448"/>Gestion des taches </text:p>
      <text:p text:style-name="P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27">Fonctionnalité attendu</text:p>
          </table:table-cell>
          <table:table-cell table:style-name="Tableau1.A1" office:value-type="string">
            <text:p text:style-name="P26">Liste des taches</text:p>
          </table:table-cell>
          <table:table-cell table:style-name="Tableau1.A1" office:value-type="string">
            <text:p text:style-name="P26">TO DO</text:p>
          </table:table-cell>
          <table:table-cell table:style-name="Tableau1.A1" office:value-type="string">
            <text:p text:style-name="P26">DOING</text:p>
          </table:table-cell>
          <table:table-cell table:style-name="Tableau1.E1" office:value-type="string">
            <text:p text:style-name="P26">D<text:span text:style-name="T1">ONE</text:span></text:p>
          </table:table-cell>
        </table:table-row>
        <table:table-row>
          <table:table-cell table:style-name="Tableau1.A2" office:value-type="string">
            <text:p text:style-name="P24">Consulter les vidéo <text:span text:style-name="T2">YouTube</text:span> favorites, classées par catégories.</text:p>
          </table:table-cell>
          <table:table-cell table:style-name="Tableau1.A2" office:value-type="string">
            <text:p text:style-name="P11"/>
            <text:p text:style-name="P11">Création des maquettes.</text:p>
          </table:table-cell>
          <table:table-cell table:style-name="Tableau1.A2" office:value-type="string">
            <text:p text:style-name="P2"/>
            <text:p text:style-name="P16">X</text:p>
          </table:table-cell>
          <table:table-cell table:style-name="Tableau1.A2" office:value-type="string">
            <text:p text:style-name="P2"/>
          </table:table-cell>
          <table:table-cell table:style-name="Tableau1.E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5">Après sélection d'une catégorie, pouvoir trier de la plus récente à la plus ancienne.</text:p>
          </table:table-cell>
          <table:table-cell table:style-name="Tableau1.A2" office:value-type="string">
            <text:p text:style-name="P11"/>
            <text:p text:style-name="P11"/>
            <text:p text:style-name="P11"/>
            <text:p text:style-name="P11">Création du doc.</text:p>
          </table:table-cell>
          <table:table-cell table:style-name="Tableau1.A2" office:value-type="string">
            <text:p text:style-name="P2"/>
            <text:p text:style-name="P2"/>
            <text:p text:style-name="P16">X</text:p>
          </table:table-cell>
          <table:table-cell table:style-name="Tableau1.A2" office:value-type="string">
            <text:p text:style-name="P2"/>
            <text:p text:style-name="P2"/>
            <text:p text:style-name="P29">X</text:p>
          </table:table-cell>
          <table:table-cell table:style-name="Tableau1.E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4">Pouvoir faire des recherches sur les titres des vidéos.</text:p>
          </table:table-cell>
          <table:table-cell table:style-name="Tableau1.A2" office:value-type="string">
            <text:p text:style-name="P7">Créer la table de BDD pour les vidéo.</text:p>
          </table:table-cell>
          <table:table-cell table:style-name="Tableau1.A2" office:value-type="string">
            <text:p text:style-name="P2"/>
            <text:p text:style-name="P16">X</text:p>
          </table:table-cell>
          <table:table-cell table:style-name="Tableau1.A2" office:value-type="string">
            <text:p text:style-name="P2"/>
            <text:p text:style-name="P42">X</text:p>
          </table:table-cell>
          <table:table-cell table:style-name="Tableau1.E2" office:value-type="string">
            <text:p text:style-name="P2"/>
            <text:p text:style-name="P43">X</text:p>
          </table:table-cell>
        </table:table-row>
        <table:table-row>
          <table:table-cell table:style-name="Tableau1.A2" office:value-type="string">
            <text:p text:style-name="P24">Accéder à mon espace privé pour gérer les vidéo.</text:p>
          </table:table-cell>
          <table:table-cell table:style-name="Tableau1.A2" office:value-type="string">
            <text:p text:style-name="P7"/>
            <text:p text:style-name="P7"/>
            <text:p text:style-name="P7">Créer la table utilisateur.</text:p>
          </table:table-cell>
          <table:table-cell table:style-name="Tableau1.A2" office:value-type="string">
            <text:p text:style-name="P2"/>
            <text:p text:style-name="P16">X</text:p>
          </table:table-cell>
          <table:table-cell table:style-name="Tableau1.A2" office:value-type="string">
            <text:p text:style-name="P2"/>
            <text:p text:style-name="P28">X</text:p>
          </table:table-cell>
          <table:table-cell table:style-name="Tableau1.E2" office:value-type="string">
            <text:p text:style-name="P2"/>
            <text:p text:style-name="P3">X</text:p>
          </table:table-cell>
        </table:table-row>
        <table:table-row>
          <table:table-cell table:style-name="Tableau1.A2" office:value-type="string">
            <text:p text:style-name="P24">Ajouter/modifier/supprimer des catégories pour classer des vidéos.</text:p>
          </table:table-cell>
          <table:table-cell table:style-name="Tableau1.A2" office:value-type="string">
            <text:p text:style-name="P2"/>
            <text:p text:style-name="P8">Créer une page de connexion.</text:p>
          </table:table-cell>
          <table:table-cell table:style-name="Tableau1.A2" office:value-type="string">
            <text:p text:style-name="P2"/>
            <text:p text:style-name="P20">X</text:p>
          </table:table-cell>
          <table:table-cell table:style-name="Tableau1.A2" office:value-type="string">
            <text:p text:style-name="P2"/>
            <text:p text:style-name="P31">X</text:p>
          </table:table-cell>
          <table:table-cell table:style-name="Tableau1.E2" office:value-type="string">
            <text:p text:style-name="P2"/>
            <text:p text:style-name="P6">X</text:p>
          </table:table-cell>
        </table:table-row>
        <table:table-row>
          <table:table-cell table:style-name="Tableau1.A2" office:value-type="string">
            <text:p text:style-name="P24">Ajouter/modifier/supprimer des vidéos.</text:p>
          </table:table-cell>
          <table:table-cell table:style-name="Tableau1.A2" office:value-type="string">
            <text:p text:style-name="P8"/>
            <text:p text:style-name="P8">Créer une page de déconnexion.</text:p>
          </table:table-cell>
          <table:table-cell table:style-name="Tableau1.A2" office:value-type="string">
            <text:p text:style-name="P2"/>
            <text:p text:style-name="P19">X</text:p>
          </table:table-cell>
          <table:table-cell table:style-name="Tableau1.A2" office:value-type="string">
            <text:p text:style-name="P2"/>
            <text:p text:style-name="P42">X</text:p>
          </table:table-cell>
          <table:table-cell table:style-name="Tableau1.E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4">Définir un mot de passe optionnel pour chaque vidéo. Elle sera visible que par soumission de Mot de passe <text:soft-page-break/>par le visiteur.</text:p>
          </table:table-cell>
          <table:table-cell table:style-name="Tableau1.A2" office:value-type="string">
            <text:p text:style-name="P9"/>
            <text:p text:style-name="P9">Création de la page qui liste les catégories. </text:p>
          </table:table-cell>
          <table:table-cell table:style-name="Tableau1.A2" office:value-type="string">
            <text:p text:style-name="P2"/>
            <text:p text:style-name="P2"/>
            <text:p text:style-name="P18">X</text:p>
          </table:table-cell>
          <table:table-cell table:style-name="Tableau1.A2" office:value-type="string">
            <text:p text:style-name="P2"/>
            <text:p text:style-name="P2"/>
            <text:p text:style-name="P42">X</text:p>
          </table:table-cell>
          <table:table-cell table:style-name="Tableau1.E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5">Ajouter des commentaires à une vidéo.</text:p>
          </table:table-cell>
          <table:table-cell table:style-name="Tableau1.A2" office:value-type="string">
            <text:p text:style-name="P10"/>
            <text:p text:style-name="P10">Création du menu.</text:p>
          </table:table-cell>
          <table:table-cell table:style-name="Tableau1.A2" office:value-type="string">
            <text:p text:style-name="P2"/>
            <text:p text:style-name="P18">X</text:p>
          </table:table-cell>
          <table:table-cell table:style-name="Tableau1.A2" office:value-type="string">
            <text:p text:style-name="P2"/>
            <text:p text:style-name="P42">X</text:p>
          </table:table-cell>
          <table:table-cell table:style-name="Tableau1.E2" office:value-type="string">
            <text:p text:style-name="P2"/>
            <text:p text:style-name="P43">X</text:p>
          </table:table-cell>
        </table:table-row>
        <table:table-row>
          <table:table-cell table:style-name="Tableau1.A2" office:value-type="string">
            <text:p text:style-name="P24">Valider et supprimer les commentaires des vidéo.</text:p>
          </table:table-cell>
          <table:table-cell table:style-name="Tableau1.A2" office:value-type="string">
            <text:p text:style-name="P12"/>
            <text:p text:style-name="P12">Création d'une page connexion à la BDD.</text:p>
          </table:table-cell>
          <table:table-cell table:style-name="Tableau1.A2" office:value-type="string">
            <text:p text:style-name="P2"/>
            <text:p text:style-name="P17">X</text:p>
          </table:table-cell>
          <table:table-cell table:style-name="Tableau1.A2" office:value-type="string">
            <text:p text:style-name="P2"/>
            <text:p text:style-name="P28">X</text:p>
          </table:table-cell>
          <table:table-cell table:style-name="Tableau1.E2" office:value-type="string">
            <text:p text:style-name="P2"/>
            <text:p text:style-name="P4">X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13">Création d'une page Ajout d'un nouvel utilisateur.</text:p>
          </table:table-cell>
          <table:table-cell table:style-name="Tableau1.A2" office:value-type="string">
            <text:p text:style-name="P2"/>
            <text:p text:style-name="P21">X</text:p>
          </table:table-cell>
          <table:table-cell table:style-name="Tableau1.A2" office:value-type="string">
            <text:p text:style-name="P2"/>
            <text:p text:style-name="P30">X</text:p>
          </table:table-cell>
          <table:table-cell table:style-name="Tableau1.E2" office:value-type="string">
            <text:p text:style-name="P2"/>
            <text:p text:style-name="P5">X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14">Création de la page pour d'ajouter/modifier/supprimer</text:p>
          </table:table-cell>
          <table:table-cell table:style-name="Tableau1.A2" office:value-type="string">
            <text:p text:style-name="P2"/>
            <text:p text:style-name="P22">X</text:p>
          </table:table-cell>
          <table:table-cell table:style-name="Tableau1.A2" office:value-type="string">
            <text:p text:style-name="P2"/>
          </table:table-cell>
          <table:table-cell table:style-name="Tableau1.E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15">Création des <text:s/>schéma BDD.</text:p>
          </table:table-cell>
          <table:table-cell table:style-name="Tableau1.A2" office:value-type="string">
            <text:p text:style-name="P23">X</text:p>
          </table:table-cell>
          <table:table-cell table:style-name="Tableau1.A2" office:value-type="string">
            <text:p text:style-name="P32">X</text:p>
          </table:table-cell>
          <table:table-cell table:style-name="Tableau1.E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15">Création de la page profil.</text:p>
          </table:table-cell>
          <table:table-cell table:style-name="Tableau1.A2" office:value-type="string">
            <text:p text:style-name="P23">X</text:p>
          </table:table-cell>
          <table:table-cell table:style-name="Tableau1.A2" office:value-type="string">
            <text:p text:style-name="P2"/>
          </table:table-cell>
          <table:table-cell table:style-name="Tableau1.E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44">Création du formulaire d'ajout d'une vidéo.</text:p>
          </table:table-cell>
          <table:table-cell table:style-name="Tableau1.A2" office:value-type="string">
            <text:p text:style-name="P2"/>
            <text:p text:style-name="P40">X</text:p>
          </table:table-cell>
          <table:table-cell table:style-name="Tableau1.A2" office:value-type="string">
            <text:p text:style-name="P2"/>
            <text:p text:style-name="P42">X</text:p>
          </table:table-cell>
          <table:table-cell table:style-name="Tableau1.E2" office:value-type="string">
            <text:p text:style-name="P2"/>
            <text:p text:style-name="P43">X</text:p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E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E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E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E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A2" office:value-type="string">
            <text:p text:style-name="P2"/>
          </table:table-cell>
          <table:table-cell table:style-name="Tableau1.E2" office:value-type="string">
            <text:p text:style-name="P2"/>
          </table:table-cell>
        </table:table-row>
      </table:table>
      <text:p text:style-name="P1"><text:bookmark-end text:name="__DdeLink__1_1909582448"/></text:p>
      <text:p text:style-name="P1"/>
      <text:p text:style-name="P33">Création des tables BDD</text:p>
      <text:p text:style-name="P33"/>
      <text:p text:style-name="P34">table utilisateurs:</text:p>
      <text:p text:style-name="P34"/>
      <text:p text:style-name="P36">CREATE TABLE IF NOT EXISTS `utilisateurs` (</text:p>
      <text:p text:style-name="P36"><text:s text:c="2"/>`id` int(11) NOT NULL AUTO_INCREMENT,</text:p>
      <text:p text:style-name="P36"><text:s text:c="2"/>`nom` varchar(100) NOT NULL,</text:p>
      <text:p text:style-name="P36"><text:soft-page-break/><text:s text:c="2"/>`prenom` varchar(100) NOT NULL,</text:p>
      <text:p text:style-name="P36"><text:s text:c="2"/>`email` varchar(255) NOT NULL,</text:p>
      <text:p text:style-name="P36"><text:s text:c="2"/>`mot_de_passe` varchar(255) NOT NULL,</text:p>
      <text:p text:style-name="P36"><text:s text:c="2"/>`role` varchar(100) NOT NULL,</text:p>
      <text:p text:style-name="P36"><text:s text:c="2"/>PRIMARY KEY (`id`)</text:p>
      <text:p text:style-name="P36">) ENGINE=InnoDB <text:s/>DEFAULT CHARSET=latin1 AUTO_INCREMENT=3 ;</text:p>
      <text:p text:style-name="P36"/>
      <text:p text:style-name="P36"/>
      <text:p text:style-name="P35">table vidéos :</text:p>
      <text:p text:style-name="P37"/>
      <text:p text:style-name="P38"><text:span text:style-name="Source_20_Text"><text:span text:style-name="T9">CREATE TABLE IF NOT EXISTS `videos` (</text:span></text:span></text:p>
      <text:p text:style-name="P38"><text:span text:style-name="Source_20_Text"><text:span text:style-name="T9"><text:s text:c="2"/>`id` int(11) NOT NULL AUTO_INCREMENT,</text:span></text:span></text:p>
      <text:p text:style-name="P38"><text:span text:style-name="Source_20_Text"><text:span text:style-name="T9"><text:s text:c="2"/>`lien` varchar(255) NOT NULL,</text:span></text:span></text:p>
      <text:p text:style-name="P38"><text:span text:style-name="Source_20_Text"><text:span text:style-name="T9"><text:s text:c="2"/>`titre` varchar(100) NOT NULL,</text:span></text:span></text:p>
      <text:p text:style-name="P38"><text:span text:style-name="Source_20_Text"><text:span text:style-name="T9"><text:s text:c="2"/>`categorie` varchar(100) NOT NULL,</text:span></text:span></text:p>
      <text:p text:style-name="P38"><text:span text:style-name="Source_20_Text"><text:span text:style-name="T9"><text:s text:c="2"/>PRIMARY KEY (`id`)</text:span></text:span></text:p>
      <text:p text:style-name="P38"><text:span text:style-name="Source_20_Text"><text:span text:style-name="T9">) ENGINE=InnoDB <text:s/>DEFAULT CHARSET=latin1 AUTO_INCREMENT=3 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1T09:22:58.778234103</meta:creation-date>
    <dc:date>2016-10-23T19:52:47.269409952</dc:date>
    <meta:editing-duration>PT11H6M19S</meta:editing-duration>
    <meta:editing-cycles>12</meta:editing-cycles>
    <meta:generator>LibreOffice/4.2.8.2$Linux_X86_64 LibreOffice_project/420m0$Build-2</meta:generator>
    <meta:document-statistic meta:table-count="1" meta:image-count="0" meta:object-count="0" meta:page-count="3" meta:paragraph-count="80" meta:word-count="286" meta:character-count="1760" meta:non-whitespace-character-count="1525"/>
  </office:meta>
</office:document-meta>
</file>